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32.25" calcext:value-type="float">
            <text:p>132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75.75" calcext:value-type="float">
            <text:p>275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62828947368421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 table:number-columns-spanned="1" table:number-rows-spanned="2">
            <text:p>15/07/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arrollo</text:p>
          </table:table-cell>
          <table:table-cell table:style-name="ce14" table:formula="of:=SUM([.C$236:.C$237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31" calcext:value-type="date">
            <text:p>31/07/23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8-01" calcext:value-type="date">
            <text:p>01/08/23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41])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83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1T12:53:39.488000000</dc:date>
    <meta:editing-duration>PT14H30M52S</meta:editing-duration>
    <meta:editing-cycles>151</meta:editing-cycles>
    <meta:generator>LibreOffice/7.4.3.2$Windows_X86_64 LibreOffice_project/1048a8393ae2eeec98dff31b5c133c5f1d08b890</meta:generator>
    <meta:document-statistic meta:table-count="1" meta:cell-count="671" meta:object-count="0"/>
  </office:meta>
</office:document-meta>
</file>